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ZEVALLOS DIAZ YENY MARLE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37884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57597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ZEVALLOS DIAZ YENY MARLEN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37884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5 759 7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72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5816535</text:p>
          </table:table-cell>
          <table:table-cell table:style-name="Tabla2.D3" office:value-type="string">
            <text:p text:style-name="P17">11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19:0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